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a5389" officeooo:paragraph-rsid="001a5389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1acb17" officeooo:paragraph-rsid="001acb17"/>
    </style:style>
    <style:style style:name="P3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 fo:font-weight="bold" officeooo:rsid="001acb17" officeooo:paragraph-rsid="001acb1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 officeooo:rsid="001a5389" officeooo:paragraph-rsid="001a5389"/>
    </style:style>
    <style:style style:name="P5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 officeooo:rsid="001bf956" officeooo:paragraph-rsid="001e76df"/>
    </style:style>
    <style:style style:name="P6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 officeooo:rsid="001f27b8" officeooo:paragraph-rsid="001f27b8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bf956" officeooo:paragraph-rsid="001bf956"/>
    </style:style>
    <style:style style:name="P8" style:family="paragraph" style:parent-style-name="Standard">
      <style:paragraph-properties fo:line-height="115%" fo:text-align="justify" style:justify-single-word="false"/>
      <style:text-properties fo:font-style="italic" fo:font-weight="bold" officeooo:rsid="001acb17" officeooo:paragraph-rsid="001acb17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c8504" officeooo:paragraph-rsid="001cbe21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officeooo:rsid="001a5389" officeooo:paragraph-rsid="001a5389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officeooo:rsid="001acb17" officeooo:paragraph-rsid="001acb17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officeooo:rsid="001acb17" officeooo:paragraph-rsid="001e76df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officeooo:rsid="001bf956" officeooo:paragraph-rsid="001bf956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officeooo:rsid="001bf956" officeooo:paragraph-rsid="001c8504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officeooo:rsid="001c8504" officeooo:paragraph-rsid="001c8504"/>
    </style:style>
    <style:style style:name="P16" style:family="paragraph" style:parent-style-name="Standard" style:list-style-name="L2">
      <style:paragraph-properties fo:line-height="115%" fo:text-align="justify" style:justify-single-word="false"/>
      <style:text-properties officeooo:rsid="001c8504" officeooo:paragraph-rsid="001cbe21"/>
    </style:style>
    <style:style style:name="P17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 officeooo:rsid="001f27b8" officeooo:paragraph-rsid="00236cfe"/>
    </style:style>
    <style:style style:name="P18" style:family="paragraph" style:parent-style-name="Standard" style:list-style-name="L3">
      <style:paragraph-properties fo:line-height="115%" fo:text-align="justify" style:justify-single-word="false"/>
      <style:text-properties style:text-underline-style="none" officeooo:rsid="00211814" officeooo:paragraph-rsid="00211814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style:text-underline-style="none" officeooo:rsid="00224abb" officeooo:paragraph-rsid="00224abb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style:text-underline-style="none" officeooo:rsid="00236cfe" officeooo:paragraph-rsid="00236cfe"/>
    </style:style>
    <style:style style:name="P21" style:family="paragraph" style:parent-style-name="Standard">
      <style:paragraph-properties fo:line-height="115%" fo:text-align="justify" style:justify-single-word="false"/>
      <style:text-properties style:text-underline-style="none" officeooo:rsid="00236cfe" officeooo:paragraph-rsid="00236cfe"/>
    </style:style>
    <style:style style:name="P22" style:family="paragraph" style:parent-style-name="Standard">
      <style:paragraph-properties fo:line-height="115%" fo:text-align="justify" style:justify-single-word="false"/>
      <style:text-properties style:text-underline-style="none" officeooo:rsid="0023c399" officeooo:paragraph-rsid="0023c3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8504"/>
    </style:style>
    <style:style style:name="T3" style:family="text">
      <style:text-properties officeooo:rsid="001cbe21"/>
    </style:style>
    <style:style style:name="T4" style:family="text">
      <style:text-properties officeooo:rsid="001e76df"/>
    </style:style>
    <style:style style:name="T5" style:family="text">
      <style:text-properties officeooo:rsid="001f27b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f27b8"/>
    </style:style>
    <style:style style:name="T8" style:family="text">
      <style:text-properties style:text-underline-style="solid" style:text-underline-width="auto" style:text-underline-color="font-color" officeooo:rsid="00236cfe"/>
    </style:style>
    <style:style style:name="T9" style:family="text">
      <style:text-properties officeooo:rsid="00224abb"/>
    </style:style>
    <style:style style:name="T10" style:family="text">
      <style:text-properties officeooo:rsid="00236cf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36cfe"/>
    </style:style>
    <style:style style:name="T13" style:family="text">
      <style:text-properties style:text-underline-style="none" officeooo:rsid="001f27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GIMP</text:p>
      <text:p text:style-name="P2"/>
      <text:p text:style-name="P8">Curso Andres Jesse</text:p>
      <text:p text:style-name="P1"/>
      <text:p text:style-name="P4"><text:span text:style-name="T13">1. </text:span>Tipos de imagens digitais</text:p>
      <text:p text:style-name="P1"/>
      <text:list text:style-name="L1">
        <text:list-item>
          <text:p text:style-name="P10">Matricial – Bitmap – limite da imagem – 1x pixel</text:p>
          <text:p text:style-name="P10">Gimp. Photoshop</text:p>
        </text:list-item>
        <text:list-item>
          <text:p text:style-name="P10">Vetorial – não é pixelada = pode ser escalonada infinitamente</text:p>
          <text:p text:style-name="P10">InskScape, </text:p>
        </text:list-item>
      </text:list>
      <text:p text:style-name="P1"/>
      <text:p text:style-name="P1"/>
      <text:list text:continue-numbering="true" text:style-name="L1">
        <text:list-item>
          <text:p text:style-name="P10">Resolução de Imagem</text:p>
          <text:p text:style-name="P10">1920x1080 = 1920 pixels x 1080 pixels – qt maior a qt de pixels, melhor a imagem = </text:p>
          <text:p text:style-name="P10">+ zoom podemos aplicar na imagem e manter a mesma qualidade</text:p>
        </text:list-item>
      </text:list>
      <text:p text:style-name="P1"/>
      <text:list text:continue-numbering="true" text:style-name="L1">
        <text:list-item>
          <text:p text:style-name="P11">Formatos <text:s/></text:p>
          <text:p text:style-name="P11"><text:span text:style-name="T4">* </text:span>Bitmap = não possui nenhuma compressão = não perde qualidade</text:p>
          <text:p text:style-name="P11"><text:span text:style-name="T4">* </text:span>PNG = + comum que possui transparência</text:p>
          <text:p text:style-name="P12"><text:span text:style-name="T4">* </text:span>JPEG = formato de câmera digital = alta qualidade c/ compressão, sem muita perda de qualidade</text:p>
          <text:p text:style-name="P12"><text:span text:style-name="T4">* </text:span>RAW = formato mais profissional = não possui nenhuma compressão = não perde qualidade</text:p>
        </text:list-item>
      </text:list>
      <text:p text:style-name="P2"/>
      <text:list text:continue-numbering="true" text:style-name="L1">
        <text:list-item>
          <text:p text:style-name="P11">Formato Nativo Gimp = XCF - somente p edição no Gimp</text:p>
        </text:list-item>
      </text:list>
      <text:p text:style-name="P2"/>
      <text:p text:style-name="P2"/>
      <text:p text:style-name="P5"><text:span text:style-name="T13">2. </text:span>Ferramenta de Seleção <text:span text:style-name="T4">(delimitação de uma área da imagem p se trabalhar)</text:span></text:p>
      <text:p text:style-name="P7"/>
      <text:list text:style-name="L2">
        <text:list-item>
          <text:p text:style-name="P13"><text:span text:style-name="T2">Seleção </text:span>Livre = pontos = ir contornando a imagem através da seleção dos pontos;</text:p>
        </text:list-item>
        <text:list-item>
          <text:p text:style-name="P13">Seleção Fuzzy ou <text:span text:style-name="T2">S</text:span>eleção Contígua = seleciona auto. pixels parecidos naquela região desejada;</text:p>
          <text:p text:style-name="P13">Limiar = qt maior = mais pixels <text:span text:style-name="T1">menos similares</text:span> serão selecionados = maior a área selecionada – perde especificidade.</text:p>
        </text:list-item>
        <text:list-item>
          <text:p text:style-name="P14"><text:span text:style-name="T2">Seleção </text:span>Por Cor = seleciona auto. pixels <text:span text:style-name="T2">da mesma cor em toda a imagem;</text:span></text:p>
        </text:list-item>
        <text:list-item>
          <text:p text:style-name="P15">Seleção Tesoura = entre 2 ou + pontos, faz uma estimativa entre os pixels semelhantes, fazendo a seleção;</text:p>
        </text:list-item>
        <text:list-item>
          <text:p text:style-name="P16">Seleção <text:span text:style-name="T3">de frente (Foreground Selection) = selecionar a área desejada e pintar o objeto desejado = para seleções com cores e demais efeitos diversos na mesma área</text:span></text:p>
        </text:list-item>
      </text:list>
      <text:p text:style-name="P9"/>
      <text:p text:style-name="P6"><text:span text:style-name="T11">3. </text:span>Ferramentas de Transformação</text:p>
      <text:p text:style-name="P6"/>
      <text:list text:style-name="L3">
        <text:list-item>
          <text:p text:style-name="P18">Rotacionar (posso rotacionar a seleção inteira ou fixar um dos vértices da seleção e rotacionar dali);</text:p>
        </text:list-item>
        <text:list-item>
          <text:p text:style-name="P18"><text:soft-page-break/>Redimencionar (travada ou em perspectiva <text:span text:style-name="T9">(distorção) </text:span>= símbolo corrente);</text:p>
        </text:list-item>
        <text:list-item>
          <text:p text:style-name="P19">Inclinar (Shear tool) – perspectiva inclinada – vértices;</text:p>
        </text:list-item>
        <text:list-item>
          <text:p text:style-name="P19">Perspectiva (perspective tool) – perspectiva em toda a imagem;</text:p>
        </text:list-item>
        <text:list-item>
          <text:p text:style-name="P20">Espelhar (Flip Tool);</text:p>
        </text:list-item>
        <text:list-item>
          <text:p text:style-name="P20">Transformação 3D</text:p>
        </text:list-item>
      </text:list>
      <text:p text:style-name="P21"/>
      <text:p text:style-name="P17"><text:span text:style-name="T12">4</text:span><text:span text:style-name="T11">. </text:span>Ferramenta de T<text:span text:style-name="T10">exto</text:span></text:p>
      <text:p text:style-name="P17"/>
      <text:p text:style-name="P22">Sem novidades</text:p>
      <text:p text:style-name="P22"/>
      <text:p text:style-name="P22"/>
      <text:p text:style-name="P22">5. <text:span text:style-name="T6">F</text:span><text:span text:style-name="T7">erramenta de </text:span><text:span text:style-name="T6">Preenchiment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09:37:15.035075647</meta:creation-date>
    <dc:date>2024-08-12T15:47:06.726402461</dc:date>
    <meta:editing-duration>PT1H1M58S</meta:editing-duration>
    <meta:editing-cycles>7</meta:editing-cycles>
    <meta:generator>LibreOffice/24.2.5.2$Linux_X86_64 LibreOffice_project/420$Build-2</meta:generator>
    <meta:document-statistic meta:table-count="0" meta:image-count="0" meta:object-count="0" meta:page-count="2" meta:paragraph-count="33" meta:word-count="323" meta:character-count="1852" meta:non-whitespace-character-count="1574"/>
  </office:meta>
</office:document-meta>
</file>